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var ds-font-family-code" svg:font-family="'var ds-font-family-code'"/>
  </office:font-face-decls>
  <office:automatic-styles>
    <style:style style:name="P1" style:family="paragraph" style:parent-style-name="Standard">
      <style:text-properties officeooo:rsid="00011208" officeooo:paragraph-rsid="00011208"/>
    </style:style>
    <style:style style:name="P2" style:family="paragraph" style:parent-style-name="Standard">
      <style:text-properties fo:font-variant="normal" fo:text-transform="none" style:font-name="Consolas" fo:font-size="9.60000038146973pt" fo:letter-spacing="normal" fo:font-style="normal" fo:font-weight="normal" officeooo:rsid="00011208" officeooo:paragraph-rsid="000112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ператоры:</text:p>
      <text:p text:style-name="P1">1) Логические операторы (AND, OR, NOT) → true, false, NULL</text:p>
      <text:p text:style-name="P1">2) Операторы сравнения (&gt;, &lt;, &gt;=, &lt;=, =, &lt;&gt;/!=) → true, false, NULL</text:p>
      <text:p text:style-name="P1">3) UNION, INTERSECT, EXCEPT:</text:p>
      <text:p text:style-name="P1">UNION Все уникальные имена из таблиц</text:p>
      <text:p text:style-name="P1">UNION ALL Все имена из таблиц с дубликатами</text:p>
      <text:p text:style-name="P1">INTERSECT Все имена (и там, и там)</text:p>
      <text:p text:style-name="P1">EXCEPT Имена из первого, которых нет во втором</text:p>
      <text:p text:style-name="P1"/>
      <text:p text:style-name="P1"/>
      <text:p text:style-name="P1">Предикаты сравнения</text:p>
      <text:p text:style-name="P1">a BETWEEN x AND y</text:p>
      <text:p text:style-name="P1">a NOT BETWEEN x AND y</text:p>
      <text:p text:style-name="P1">a IS DISTINCT FROM b</text:p>
      <text:p text:style-name="P1">a IS NOT DISTINCT FROM b</text:p>
      <text:p text:style-name="P1">() IS NULL</text:p>
      <text:p text:style-name="P1">() IS NOT NULL</text:p>
      <text:p text:style-name="P1"/>
      <text:p text:style-name="P1">‘’ LIKE ‘шаблон’ – поиск по шаблону</text:p>
      <text:p text:style-name="P1">‘’ NOT LIKE ‘шаблон’</text:p>
      <text:p text:style-name="P1">ILIKE – регистро-независимый поиск</text:p>
      <text:p text:style-name="P1"/>
      <text:p text:style-name="P1">‘’ SIMILAR TO ‘шаблон’ – поиск по шаблону</text:p>
      <text:p text:style-name="P1">‘’ NOT SIMILAR TO ‘шаблон’</text:p>
      <text:p text:style-name="P1">(больше видов регулярных выражений, чем LIKE)</text:p>
      <text:p text:style-name="P1"/>
      <text:p text:style-name="P1">POSIX</text:p>
      <text:p text:style-name="P1">~ - re с учётом регистра</text:p>
      <text:p text:style-name="P1">~* - re без учёта регистра</text:p>
      <text:p text:style-name="P1">!~ </text:p>
      <text:p text:style-name="P1">!~*</text:p>
      <text:p text:style-name="P1">Более мощные стредства поиска по шаблонам, чем LIKE / SIMILAR TO</text:p>
      <text:p text:style-name="P1"/>
      <text:p text:style-name="P1"/>
      <text:p text:style-name="P1">CASE WHEN (условие) THEN (результат)<text:tab/></text:p>
      <text:p text:style-name="P1"><text:tab/>WHEN…</text:p>
      <text:p text:style-name="P1"><text:tab/>WHEN…</text:p>
      <text:p text:style-name="P1"><text:tab/>ELSE (результат)</text:p>
      <text:p text:style-name="P1">END</text:p>
      <text:p text:style-name="P1"/>
      <text:p text:style-name="P1">CAST(expression AS type) # SQL</text:p>
      <text:p text:style-name="P1">expression::type #PostgreSQL</text:p>
      <text:p text:style-name="P1">typename(expression) # через функцию</text:p>
      <text:p text:style-name="P1"/>
      <text:p text:style-name="P1"/>
      <text:p text:style-name="P1"/>
      <text:p text:style-name="P1">Соединение таблиц:</text:p>
      <text:p text:style-name="P1">1) С помощью WHERE</text:p>
      <text:p text:style-name="P1">SELECT Name, City</text:p>
      <text:p text:style-name="P1"><text:soft-page-break/>FROM STUDENT, CITIES</text:p>
      <text:p text:style-name="P1">WHERE CITIES.CityName = STUDENT.City AND CITIES.Country = 'Россия';</text:p>
      <text:p text:style-name="P1">2) Соединения:</text:p>
      <text:p text:style-name="P1">- JOIN USING (проверяет соответствие одинаковых имён)</text:p>
      <text:p text:style-name="P1">- NATURAL JOIN (проверяет соответствие одинаковых имён без их указания, сам находит)</text:p>
      <text:p text:style-name="P1">- INNER JOIN (для каждой строки LT соответствие RT, если выполняется условие)</text:p>
      <text:p text:style-name="P1">- CROSS JOIN (декартово произведение)</text:p>
      <text:p text:style-name="P1">- LEFT OUTER JOIN (INNER JOIN + все строки LT)</text:p>
      <text:p text:style-name="P1">- RIGHT OUTER JOIN (INNER JOIN + все строки RT)</text:p>
      <text:p text:style-name="P1">- FULL OUTER JOIN (LEFT OUTER JOIN + RIGHT OUTER JOIN – INNER JOIN)</text:p>
      <text:p text:style-name="P1"/>
      <text:p text:style-name="P1"/>
      <text:p text:style-name="P1">Вложенный подзапрос – предложение SELECT в скобках, вложенное в WHERE/HAVING часть другого SQL-предложения</text:p>
      <text:p text:style-name="P1"/>
      <text:p text:style-name="P1">Вложенные подзапросы:</text:p>
      <text:p text:style-name="P1">1) Простые:</text:p>
      <text:p text:style-name="P1">- получение множества значений, которые проверяются в основном запросе</text:p>
      <text:p text:style-name="P1">- обрабатываются снизу вверх</text:p>
      <text:p text:style-name="P1">2) Коррелированные</text:p>
      <text:p text:style-name="P1">- не может быть выполнен до обработки внешнего запроса</text:p>
      <text:p text:style-name="P1">- зависит от значения из внешнего запроса</text:p>
      <text:p text:style-name="P1"/>
      <text:p text:style-name="P1">Операторы для вложенных подзапросов:</text:p>
      <text:p text:style-name="P1">1) IN</text:p>
      <text:p text:style-name="P1">- подзапрос возращает 1 столбец</text:p>
      <text:p text:style-name="P1">- результат сравнивается с каждым значением подзапроса</text:p>
      <text:p text:style-name="P1">- даёт true или false</text:p>
      <text:p text:style-name="P1">- если выражение NULL или соответствие не найдено, и есть хотя бы 1 NULL, то результат NULL</text:p>
      <text:p text:style-name="P1">2) EXISTS</text:p>
      <text:p text:style-name="P1">- true, если есть хотя бы одна строка</text:p>
      <text:p text:style-name="P1">- если подзапрос возращает NULL, результат true</text:p>
      <text:p text:style-name="P1">3) ANY/SOME</text:p>
      <text:p text:style-name="P1">- подзапрос возращает 1 столбец</text:p>
      <text:p text:style-name="P1">- результат сравнивается с каждым значением подзапроса</text:p>
      <text:p text:style-name="P2">10 &gt; SOME (10, 60, 100)</text:p>
      <text:p text:style-name="P1">- если соответствие в правой части не найдено и хотя бы одно NULL значение после применения оператора к значению из результата подзапроса → NULL</text:p>
      <text:p text:style-name="P1">4) ALL</text:p>
      <text:p text:style-name="P1">- подзапрос возращает 1 столбец</text:p>
      <text:p text:style-name="P1">- проверяет условие на каждом элементе подзапроса</text:p>
      <text:p text:style-name="P1"/>
      <text:p text:style-name="P1"/>
      <text:p text:style-name="P1">Таблицы:</text:p>
      <text:p text:style-name="P1">1) Базовые – существующие, хранящиеся в физической памяти машины</text:p>
      <text:p text:style-name="P1">2) Виртуальные – представления, неименованные таблицы (не существуют постоянно)</text:p>
      <text:p text:style-name="P1"/>
      <text:p text:style-name="P1">Представление – именованный запрос</text:p>
      <text:p text:style-name="P1"><text:soft-page-break/>CREATE VIEW PICTStudents AS</text:p>
      <text:p text:style-name="P1"><text:tab/>SELECT *</text:p>
      <text:p text:style-name="P1"><text:tab/>FROM STUDENT</text:p>
      <text:p text:style-name="P1"><text:tab/>WHERE GroupID IN ( </text:p>
      <text:p text:style-name="P1"><text:tab/><text:tab/>SELECT GroupID </text:p>
      <text:p text:style-name="P1"><text:tab/><text:tab/>FROM GROUP </text:p>
      <text:p text:style-name="P1"><text:tab/><text:tab/>WHERE GroupName LIKE 'P3%' </text:p>
      <text:p text:style-name="P1"><text:tab/>);</text:p>
      <text:p text:style-name="P1">SELECT PICTid FROM PICTStudents2;</text:p>
      <text:p text:style-name="P1"/>
      <text:p text:style-name="P1">Материализованные представления</text:p>
      <text:p text:style-name="P1">- результат сохраняется в базе данных</text:p>
      <text:p text:style-name="P1">- есть возможность обновить</text:p>
      <text:p text:style-name="P1">CREATE MATERIALIZED VIEW PICTStudents3 AS (PICTId, pSurname) AS</text:p>
      <text:p text:style-name="P1"><text:tab/>SELECT StudentID, Surname</text:p>
      <text:p text:style-name="P1"><text:tab/>FROM STUDENT</text:p>
      <text:p text:style-name="P1"><text:tab/>WHERE GroupID IN (</text:p>
      <text:p text:style-name="P1"><text:tab/><text:tab/>SELECT GroupID</text:p>
      <text:p text:style-name="P1"><text:tab/><text:tab/>FROM GROUP</text:p>
      <text:p text:style-name="P1"><text:tab/><text:tab/>WHERE GroupName LIKE 'P3%' </text:p>
      <text:p text:style-name="P1"><text:tab/>);</text:p>
      <text:p text:style-name="P1">REFRESH MATERIALIZED VIEW PICTStudents3;</text:p>
      <text:p text:style-name="P1"/>
      <text:p text:style-name="P1"/>
      <text:p text:style-name="P1">Последовательности</text:p>
      <text:p text:style-name="P1">Используются для генерации значений на основе заданной логики: </text:p>
      <text:p text:style-name="P1">CREATE [ options ] SEQUENCE INDEX_NAME </text:p>
      <text:p text:style-name="P1">[ INCREMENT [ BY ] incValue ] </text:p>
      <text:p text:style-name="P1">[ MINVALUE minValue | NO MINVALUE ] </text:p>
      <text:p text:style-name="P1">[ MAXVALUE maxValue | NO MAXVALUE ] </text:p>
      <text:p text:style-name="P1">[ START [ WITH ] startValue ] </text:p>
      <text:p text:style-name="P1">[ CACHE cache ] </text:p>
      <text:p text:style-name="P1">[ [ NO ] CYCLE ]</text:p>
      <text:p text:style-name="P1"/>
      <text:p text:style-name="P1">CREATE SEQUENCE studentIDSeq </text:p>
      <text:p text:style-name="P1">START WITH 1 </text:p>
      <text:p text:style-name="P1">INCREMENT BY 2 </text:p>
      <text:p text:style-name="P1">MAXVALUE 10000 </text:p>
      <text:p text:style-name="P1">NOCACHE;</text:p>
      <text:p text:style-name="P1"/>
      <text:p text:style-name="P1"/>
      <text:p text:style-name="P1">CTE (Common Table Expressions) – временный набор результатов, который можно использовать в рамках одного запроса</text:p>
      <text:p text:style-name="P1">Служит для улучшения читаемость сложных запросов</text:p>
      <text:p text:style-name="P1">WITH temp_users AS (</text:p>
      <text:p text:style-name="P1"><text:s text:c="4"/>SELECT id, name FROM users WHERE age &gt; 18</text:p>
      <text:p text:style-name="P1">)</text:p>
      <text:p text:style-name="P1">SELECT * FROM temp_users WHERE name LIKE 'A%';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enlo, Monaco, 'Lucida Console', 'Liberation Mono', 'DejaVu Sans Mono', 'Bitstream Vera Sans Mono', 'Courier New', monospace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13:18:42.391284672</meta:creation-date>
    <dc:date>2025-05-24T15:01:07.660803987</dc:date>
    <meta:editing-duration>PT1H42M28S</meta:editing-duration>
    <meta:editing-cycles>1</meta:editing-cycles>
    <meta:document-statistic meta:table-count="0" meta:image-count="0" meta:object-count="0" meta:page-count="3" meta:paragraph-count="118" meta:word-count="613" meta:character-count="3831" meta:non-whitespace-character-count="3282"/>
    <meta:generator>LibreOffice/7.4.7.2$Linux_X86_64 LibreOffice_project/40$Build-2</meta:generator>
  </office:meta>
</office:document-meta>
</file>